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80000001AA51BA8247827FA16A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2.629cm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9.134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r5" style:family="presentation" style:parent-style-name="Default-outline1">
      <style:graphic-properties draw:fill="solid" draw:fill-color="#000000" draw:opacity="65%" fo:min-height="8.884cm"/>
      <style:paragraph-properties style:writing-mode="lr-tb"/>
    </style:style>
    <style:style style:name="pr6" style:family="presentation" style:parent-style-name="Default-outline1">
      <style:graphic-properties fo:min-height="8.884cm"/>
      <style:paragraph-properties style:writing-mode="lr-tb"/>
    </style:style>
    <style:style style:name="pr7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32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solid" draw:fill-color="#000000" draw:opacity="65%"/>
      <style:paragraph-properties style:writing-mode="lr-tb"/>
      <style:text-properties fo:font-size="16pt" style:font-size-asian="16pt" style:font-size-complex="16pt"/>
    </style:style>
    <style:style style:name="P5" style:family="paragraph">
      <loext:graphic-properties draw:fill="solid" draw:fill-color="#000000" draw:opacity="65%"/>
      <style:paragraph-properties style:writing-mode="lr-tb"/>
    </style:style>
    <style:style style:name="P6" style:family="paragraph">
      <loext:graphic-properties draw:fill-color="#ffffff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color="#000000" fo:font-size="24pt" fo:background-color="#cccccc" style:font-size-asian="24pt" style:font-size-complex="24pt"/>
    </style:style>
    <style:style style:name="T3" style:family="text">
      <style:text-properties fo:color="#000000" fo:font-size="24pt" fo:background-color="#dddddd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Tittle - Ship wreck</text:p>
          </draw:text-box>
        </draw:frame>
        <draw:frame presentation:style-name="pr2" draw:text-style-name="P2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Scene 1</text:p>
          </draw:text-box>
        </draw:frame>
        <draw:frame presentation:style-name="pr5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You’re traveling in the bearing sea on a fishing boat wish your crew</text:span></text:p>
              </text:list-item>
              <text:list-item>
                <text:p><text:span text:style-name="T1">Its been a long three weeks at sea and it’s finally time to come back home </text:span></text:p>
              </text:list-item>
              <text:list-item>
                <text:p><text:span text:style-name="T1">You're looking forward to seeing your your new born son who you haven't met yet, and to seeing a doctor to see what to do about your leg that was injured while working during a storm. </text:span></text:p>
              </text:list-item>
              <text:list-item>
                <text:p><text:span text:style-name="T1">Your crew of of 8 meet for dinner and you all disperse for the night.</text:span></text:p>
              </text:list-item>
              <text:list-item>
                <text:p><text:span text:style-name="T1"/></text:p>
              </text:list-item>
              <text:list-item>
                <text:p><text:span text:style-name="T2">Smoke a cigarette before shower ?</text:span></text:p>
              </text:list-item>
              <text:list-item>
                <text:p><text:span text:style-name="T3">Go strait to the shower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Scene 2a – from Cigarette</text:p>
          </draw:text-box>
        </draw:frame>
        <draw:frame presentation:style-name="pr5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You head out to the deck with you last cigarette and think about your family back home</text:span></text:p>
              </text:list-item>
              <text:list-item>
                <text:p><text:span text:style-name="T1">You notice that it’s a cloudy, gray, rainy night. It’s not uncommon so you don’t think much of it other than it’s making it hard for you to enjoy your cigarette.</text:span></text:p>
              </text:list-item>
              <text:list-item>
                <text:p><text:span text:style-name="T1">All of a sudden, lightening strikes and one of the communication antennas on the superstructure falls from above you. </text:span></text:p>
              </text:list-item>
              <text:list-item>
                <text:p><text:span text:style-name="T1">You hear Joe shout expletives from inside and you head in.</text:span></text:p>
              </text:list-item>
              <text:list-item>
                <text:p><text:span text:style-name="T3">Check Things Out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Scene 2b – from shower</text:p>
          </draw:text-box>
        </draw:frame>
        <draw:frame presentation:style-name="pr6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ackground" xlink:href="Pictures/1000000000000280000001AA51BA8247827FA16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07T22:12:36.127336212</meta:creation-date>
    <dc:date>2021-01-08T10:13:18.998477030</dc:date>
    <meta:editing-duration>PT11M33S</meta:editing-duration>
    <meta:editing-cycles>3</meta:editing-cycles>
    <meta:generator>LibreOffice/6.4.6.2$Linux_X86_64 LibreOffice_project/40$Build-2</meta:generator>
    <meta:document-statistic meta:object-count="37"/>
  </office:meta>
</office:document-meta>
</file>